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Header_5f_Pur_5f_ord_5f_Line" style:display-name="Table_Header_Pur_ord_Line" style:family="table">
      <style:table-properties style:width="18.861cm" fo:margin-left="0cm" fo:margin-right="0cm" table:align="margins"/>
    </style:style>
    <style:style style:name="Table_5f_Header_5f_Pur_5f_ord_5f_Line.A" style:display-name="Table_Header_Pur_ord_Line.A" style:family="table-column">
      <style:table-column-properties style:column-width="9.269cm" style:rel-column-width="32206*"/>
    </style:style>
    <style:style style:name="Table_5f_Header_5f_Pur_5f_ord_5f_Line.B" style:display-name="Table_Header_Pur_ord_Line.B" style:family="table-column">
      <style:table-column-properties style:column-width="2.08cm" style:rel-column-width="7225*"/>
    </style:style>
    <style:style style:name="Table_5f_Header_5f_Pur_5f_ord_5f_Line.C" style:display-name="Table_Header_Pur_ord_Line.C" style:family="table-column">
      <style:table-column-properties style:column-width="2.505cm" style:rel-column-width="8702*"/>
    </style:style>
    <style:style style:name="Table_5f_Header_5f_Pur_5f_ord_5f_Line.D" style:display-name="Table_Header_Pur_ord_Line.D" style:family="table-column">
      <style:table-column-properties style:column-width="2.505cm" style:rel-column-width="8701*"/>
    </style:style>
    <style:style style:name="Table_5f_Header_5f_Pur_5f_ord_5f_Line.A1" style:display-name="Table_Header_Pur_ord_Line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Header_5f_Pur_5f_ord_5f_Line.E1" style:display-name="Table_Header_Pur_ord_Line.E1" style:family="table-cell">
      <style:table-cell-properties fo:background-color="transparent" fo:padding="0.097cm" fo:border="0.05pt solid #000000">
        <style:background-image/>
      </style:table-cell-properties>
    </style:style>
    <style:style style:name="Tabla1" style:family="table">
      <style:table-properties style:width="18.814cm" fo:margin-left="0.048cm" fo:margin-right="0cm" table:align="margins"/>
    </style:style>
    <style:style style:name="Tabla1.A" style:family="table-column">
      <style:table-column-properties style:column-width="9.22cm" style:rel-column-width="32118*"/>
    </style:style>
    <style:style style:name="Tabla1.B" style:family="table-column">
      <style:table-column-properties style:column-width="2.078cm" style:rel-column-width="7235*"/>
    </style:style>
    <style:style style:name="Tabla1.C" style:family="table-column">
      <style:table-column-properties style:column-width="2.506cm" style:rel-column-width="8728*"/>
    </style:style>
    <style:style style:name="Tabla1.D" style:family="table-column">
      <style:table-column-properties style:column-width="2.505cm" style:rel-column-width="8727*"/>
    </style:style>
    <style:style style:name="Tabla1.A1" style:family="table-cell">
      <style:table-cell-properties fo:padding="0cm" fo:border-left="none" fo:border-right="none" fo:border-top="none" fo:border-bottom="0.05pt solid #e6e6e6"/>
    </style:style>
    <style:style style:name="Tabla2" style:family="table">
      <style:table-properties style:width="18.861cm" table:align="margins"/>
    </style:style>
    <style:style style:name="Tabla2.A" style:family="table-column">
      <style:table-column-properties style:column-width="9.234cm" style:rel-column-width="32084*"/>
    </style:style>
    <style:style style:name="Tabla2.B" style:family="table-column">
      <style:table-column-properties style:column-width="2.117cm" style:rel-column-width="7354*"/>
    </style:style>
    <style:style style:name="Tabla2.C" style:family="table-column">
      <style:table-column-properties style:column-width="2.487cm" style:rel-column-width="8641*"/>
    </style:style>
    <style:style style:name="Tabla2.D" style:family="table-column">
      <style:table-column-properties style:column-width="2.514cm" style:rel-column-width="8733*"/>
    </style:style>
    <style:style style:name="Tabla2.E" style:family="table-column">
      <style:table-column-properties style:column-width="2.51cm" style:rel-column-width="8723*"/>
    </style:style>
    <style:style style:name="Tabla2.A1" style:family="table-cell">
      <style:table-cell-properties fo:padding="0.097cm" fo:border="none"/>
    </style:style>
    <style:style style:name="Tabla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D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8.861cm" table:align="margins"/>
    </style:style>
    <style:style style:name="Tabla3.A" style:family="table-column">
      <style:table-column-properties style:column-width="9.234cm" style:rel-column-width="32084*"/>
    </style:style>
    <style:style style:name="Tabla3.B" style:family="table-column">
      <style:table-column-properties style:column-width="2.117cm" style:rel-column-width="7354*"/>
    </style:style>
    <style:style style:name="Tabla3.C" style:family="table-column">
      <style:table-column-properties style:column-width="2.487cm" style:rel-column-width="8641*"/>
    </style:style>
    <style:style style:name="Tabla3.D" style:family="table-column">
      <style:table-column-properties style:column-width="2.514cm" style:rel-column-width="8733*"/>
    </style:style>
    <style:style style:name="Tabla3.E" style:family="table-column">
      <style:table-column-properties style:column-width="2.51cm" style:rel-column-width="8723*"/>
    </style:style>
    <style:style style:name="Tabla3.A1" style:family="table-cell">
      <style:table-cell-properties fo:padding="0.097cm" fo:border="none"/>
    </style:style>
    <style:style style:name="Tabla4" style:family="table">
      <style:table-properties style:width="18.861cm" table:align="margins"/>
    </style:style>
    <style:style style:name="Tabla4.A" style:family="table-column">
      <style:table-column-properties style:column-width="6.287cm" style:rel-column-width="21845*"/>
    </style:style>
    <style:style style:name="Tabla4.B" style:family="table-column">
      <style:table-column-properties style:column-width="6.287cm" style:rel-column-width="21844*"/>
    </style:style>
    <style:style style:name="Tabla4.C" style:family="table-column">
      <style:table-column-properties style:column-width="6.287cm" style:rel-column-width="21846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style:font-name="Helvetica" fo:font-size="9pt" fo:font-weight="bold" style:font-name-asian="Bitstream Vera Sans" style:font-size-asian="8pt" style:font-weight-asian="bold" style:font-name-complex="Bitstream Vera Sans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Helvetica" fo:font-size="9pt" fo:font-weight="normal" style:font-name-asian="Bitstream Vera Sans" style:font-size-asian="9pt" style:font-weight-asian="normal" style:font-name-complex="Bitstream Vera Sans" style:font-size-complex="9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Helvetica" fo:font-size="8pt" style:font-name-asian="Bitstream Vera Sans" style:font-size-asian="8pt" style:font-name-complex="Bitstream Vera Sans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Helvetica" fo:font-size="8pt" fo:font-weight="bold" style:font-name-asian="Bitstream Vera Sans" style:font-size-asian="8pt" style:font-weight-asian="bold" style:font-name-complex="Bitstream Vera Sans" style:font-size-complex="8pt" style:font-weight-complex="bold"/>
    </style:style>
    <style:style style:name="P9" style:family="paragraph" style:parent-style-name="terp_5f_tblheader_5f_Details">
      <style:paragraph-properties fo:text-align="center" style:justify-single-word="false"/>
    </style:style>
    <style:style style:name="P10" style:family="paragraph" style:parent-style-name="terp_5f_tblheader_5f_Details_5f_Centre">
      <style:paragraph-properties fo:text-align="center" style:justify-single-word="false"/>
    </style:style>
    <style:style style:name="P11" style:family="paragraph" style:parent-style-name="terp_5f_default_5f_9">
      <style:text-properties fo:font-weight="bold" style:font-weight-asian="bold" style:font-weight-complex="bold"/>
    </style:style>
    <style:style style:name="P12" style:family="paragraph" style:parent-style-name="terp_5f_default_5f_9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9pt" fo:font-weight="normal" style:font-size-asian="9pt" style:font-weight-asian="normal" style:font-size-complex="9pt" style:font-weight-complex="normal"/>
    </style:style>
    <style:style style:name="T3" style:family="text">
      <style:text-properties style:font-name="Helvetica" fo:font-size="9pt" fo:font-weight="normal" style:font-name-asian="Bitstream Vera Sans" style:font-size-asian="9pt" style:font-weight-asian="normal" style:font-name-complex="Bitstream Vera Sans" style:font-size-complex="9pt" style:font-weight-complex="normal"/>
    </style:style>
    <style:style style:name="T4" style:family="text">
      <style:text-properties officeooo:rsid="000939c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rp_5f_default_5f_8">[[repeatIn(objects,'o')]]</text:p>
      <text:p text:style-name="terp_5f_default_5f_8">[[ setLang(o.partner_id.lang) ]]</text:p>
      <text:p text:style-name="P1">SOLICITUD DE COTIZACIÓN</text:p>
      <text:p text:style-name="P4"><text:span text:style-name="T1">CODIGO: </text:span><text:span text:style-name="T2">[[ o.name or '' ]]</text:span></text:p>
      <text:p text:style-name="terp_5f_default_5f_8"/>
      <text:p text:style-name="P12">Señor proveedor sirvase cotizar los productos que abajo se detallan:</text:p>
      <text:p text:style-name="P12"/>
      <text:p text:style-name="P12">OBSERVACIONES: <text:span text:style-name="T3">[[ o.description or '' ]]</text:span></text:p>
      <text:p text:style-name="P12"/>
      <table:table table:name="Table_Header_Pur_ord_Line" table:style-name="Table_5f_Header_5f_Pur_5f_ord_5f_Line">
        <table:table-column table:style-name="Table_5f_Header_5f_Pur_5f_ord_5f_Line.A"/>
        <table:table-column table:style-name="Table_5f_Header_5f_Pur_5f_ord_5f_Line.B"/>
        <table:table-column table:style-name="Table_5f_Header_5f_Pur_5f_ord_5f_Line.C"/>
        <table:table-column table:style-name="Table_5f_Header_5f_Pur_5f_ord_5f_Line.D" table:number-columns-repeated="2"/>
        <table:table-header-rows>
          <table:table-row>
            <table:table-cell table:style-name="Table_5f_Header_5f_Pur_5f_ord_5f_Line.A1" office:value-type="string">
              <text:p text:style-name="P9">Producto : <text:span text:style-name="T4">Marca</text:span></text:p>
            </table:table-cell>
            <table:table-cell table:style-name="Table_5f_Header_5f_Pur_5f_ord_5f_Line.A1" office:value-type="string">
              <text:p text:style-name="P9">Cantidad</text:p>
            </table:table-cell>
            <table:table-cell table:style-name="Table_5f_Header_5f_Pur_5f_ord_5f_Line.A1" office:value-type="string">
              <text:p text:style-name="P10">Unidad de medida</text:p>
            </table:table-cell>
            <table:table-cell table:style-name="Table_5f_Header_5f_Pur_5f_ord_5f_Line.A1" office:value-type="string">
              <text:p text:style-name="P10">Precio Unitario</text:p>
            </table:table-cell>
            <table:table-cell table:style-name="Table_5f_Header_5f_Pur_5f_ord_5f_Line.E1" office:value-type="string">
              <text:p text:style-name="P10">IVA</text:p>
            </table:table-cell>
          </table:table-row>
        </table:table-header-rows>
      </table:table>
      <text:section text:style-name="Sect1" text:name="Section2">
        <text:p text:style-name="terp_5f_default_5f_8">[[repeatIn(o.line_ids,'line')]]</text:p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 table:number-columns-repeated="2"/>
          <table:table-row>
            <table:table-cell table:style-name="Tabla1.A1" office:value-type="string">
              <text:p text:style-name="P3">[[ line.product_id.name or '' ]] : [[ line.desc or '' ]] : ____________</text:p>
              <text:p text:style-name="P3"/>
            </table:table-cell>
            <table:table-cell table:style-name="Tabla1.A1" office:value-type="string">
              <text:p text:style-name="P2">[[ formatLang(line.product_qty, digits=2) or '0.00' ]]</text:p>
            </table:table-cell>
            <table:table-cell table:style-name="Tabla1.A1" office:value-type="string">
              <text:p text:style-name="P2">[[ line.product_uom_id.name or '' ]]</text:p>
            </table:table-cell>
            <table:table-cell table:style-name="Tabla1.A1" office:value-type="string">
              <text:p text:style-name="P2">$__________</text:p>
            </table:table-cell>
            <table:table-cell table:style-name="Tabla1.A1" office:value-type="string">
              <text:p text:style-name="P2">$___________</text:p>
            </table:table-cell>
          </table:table-row>
        </table:table>
      </text:section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7">Especificar Datos:</text:p>
          </table:table-cell>
          <table:table-cell table:style-name="Tabla2.A1" office:value-type="string">
            <text:p text:style-name="P7"/>
          </table:table-cell>
          <table:table-cell table:style-name="Tabla2.A1" office:value-type="string">
            <text:p text:style-name="P7"/>
          </table:table-cell>
          <table:table-cell table:style-name="Tabla2.D1" office:value-type="string">
            <text:p text:style-name="P8">Subtotal:</text:p>
          </table:table-cell>
          <table:table-cell table:style-name="Tabla2.E1" office:value-type="string">
            <text:p text:style-name="P7"/>
          </table:table-cell>
        </table:table-row>
        <table:table-row>
          <table:table-cell table:style-name="Tabla2.A1" office:value-type="string">
            <text:p text:style-name="P7">Tiene en stock: Si___ NO__</text:p>
          </table:table-cell>
          <table:table-cell table:style-name="Tabla2.A1" office:value-type="string">
            <text:p text:style-name="P7"/>
          </table:table-cell>
          <table:table-cell table:style-name="Tabla2.A1" office:value-type="string">
            <text:p text:style-name="P7"/>
          </table:table-cell>
          <table:table-cell table:style-name="Tabla2.D2" office:value-type="string">
            <text:p text:style-name="P8">IVA 12%:</text:p>
          </table:table-cell>
          <table:table-cell table:style-name="Tabla2.E2" office:value-type="string">
            <text:p text:style-name="P7"/>
          </table:table-cell>
        </table:table-row>
        <table:table-row>
          <table:table-cell table:style-name="Tabla2.A1" office:value-type="string">
            <text:p text:style-name="P7">Tiempo Entrega(días)_____</text:p>
          </table:table-cell>
          <table:table-cell table:style-name="Tabla2.A1" office:value-type="string">
            <text:p text:style-name="P7"/>
          </table:table-cell>
          <table:table-cell table:style-name="Tabla2.A1" office:value-type="string">
            <text:p text:style-name="P7"/>
          </table:table-cell>
          <table:table-cell table:style-name="Tabla2.D2" office:value-type="string">
            <text:p text:style-name="P8">Descuento:</text:p>
          </table:table-cell>
          <table:table-cell table:style-name="Tabla2.E2" office:value-type="string">
            <text:p text:style-name="P7"/>
          </table:table-cell>
        </table:table-row>
        <table:table-row>
          <table:table-cell table:style-name="Tabla2.A1" office:value-type="string">
            <text:p text:style-name="P7">Producto: Nacional___ Importado ______</text:p>
          </table:table-cell>
          <table:table-cell table:style-name="Tabla2.A1" office:value-type="string">
            <text:p text:style-name="P7"/>
          </table:table-cell>
          <table:table-cell table:style-name="Tabla2.A1" office:value-type="string">
            <text:p text:style-name="P7"/>
          </table:table-cell>
          <table:table-cell table:style-name="Tabla2.D1" office:value-type="string">
            <text:p text:style-name="P8">Total:</text:p>
          </table:table-cell>
          <table:table-cell table:style-name="Tabla2.E1" office:value-type="string">
            <text:p text:style-name="P7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7">Marca: ______________________</text:p>
          </table:table-cell>
          <table:table-cell table:style-name="Tabla3.A1" office:value-type="string">
            <text:p text:style-name="P7"/>
          </table:table-cell>
          <table:table-cell table:style-name="Tabla3.A1" office:value-type="string">
            <text:p text:style-name="P7"/>
          </table:table-cell>
          <table:table-cell table:style-name="Tabla3.A1" office:value-type="string">
            <text:p text:style-name="P7"/>
          </table:table-cell>
          <table:table-cell table:style-name="Tabla3.A1" office:value-type="string">
            <text:p text:style-name="P7"/>
          </table:table-cell>
        </table:table-row>
        <table:table-row>
          <table:table-cell table:style-name="Tabla3.A1" office:value-type="string">
            <text:p text:style-name="P7">Tiem Garantía: __________meses</text:p>
          </table:table-cell>
          <table:table-cell table:style-name="Tabla3.A1" office:value-type="string">
            <text:p text:style-name="P7"/>
          </table:table-cell>
          <table:table-cell table:style-name="Tabla3.A1" office:value-type="string">
            <text:p text:style-name="P7"/>
          </table:table-cell>
          <table:table-cell table:style-name="Tabla3.A1" office:value-type="string">
            <text:p text:style-name="P7"/>
          </table:table-cell>
          <table:table-cell table:style-name="Tabla3.A1" office:value-type="string">
            <text:p text:style-name="P7"/>
          </table:table-cell>
        </table:table-row>
        <table:table-row>
          <table:table-cell table:style-name="Tabla3.A1" office:value-type="string">
            <text:p text:style-name="P7">Tiempo crédito: ______ días</text:p>
          </table:table-cell>
          <table:table-cell table:style-name="Tabla3.A1" office:value-type="string">
            <text:p text:style-name="P7"/>
          </table:table-cell>
          <table:table-cell table:style-name="Tabla3.A1" office:value-type="string">
            <text:p text:style-name="P7"/>
          </table:table-cell>
          <table:table-cell table:style-name="Tabla3.A1" office:value-type="string">
            <text:p text:style-name="P7"/>
          </table:table-cell>
          <table:table-cell table:style-name="Tabla3.A1" office:value-type="string">
            <text:p text:style-name="P7"/>
          </table:table-cell>
        </table:table-row>
        <table:table-row>
          <table:table-cell table:style-name="Tabla3.A1" office:value-type="string">
            <text:p text:style-name="P7">Validéz de la oferta: _____ días</text:p>
          </table:table-cell>
          <table:table-cell table:style-name="Tabla3.A1" office:value-type="string">
            <text:p text:style-name="P7"/>
          </table:table-cell>
          <table:table-cell table:style-name="Tabla3.A1" table:number-rows-spanned="4" table:number-columns-spanned="3" office:value-type="string">
            <text:p text:style-name="P7"/>
            <text:p text:style-name="P7"/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7">Fecha de cotización: _____________</text:p>
          </table:table-cell>
          <table:table-cell table:style-name="Tabla3.A1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a3.A1" office:value-type="string">
            <text:p text:style-name="P7">No. Cotización Proveedor: _____________</text:p>
          </table:table-cell>
          <table:table-cell table:style-name="Tabla3.A1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a3.A1" office:value-type="string">
            <text:p text:style-name="P7">Proveedor: _______________________________________________</text:p>
            <text:p text:style-name="P7">Tipo Actor Economia: </text:p>
            <text:p text:style-name="P7"><text:s text:c="5"/>Popular y solidaria___ , Micro__, Pequeña__, Mediana__, Grande__ </text:p>
          </table:table-cell>
          <table:table-cell table:style-name="Tabla3.A1" office:value-type="string">
            <text:p text:style-name="P7"/>
          </table:table-cell>
          <table:covered-table-cell/>
          <table:covered-table-cell/>
          <table:covered-table-cell/>
        </table:table-row>
      </table:table>
      <text:p text:style-name="P7">Por favor llene la cotización y envíela por FAX o correo electrónico lo mas pronto posible</text:p>
      <text:p text:style-name="P7">Telf: <text:span text:style-name="T2">[[ user.employee_id.house_phone or '' ]]</text:span></text:p>
      <text:p text:style-name="P7">Correo Electrónico: <text:span text:style-name="T2">[[ user.employee_id.work_email or '' ]]</text:span></text:p>
      <text:p text:style-name="P11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5">FIRMA AURTORIZADA Y SELLO DEL PROVEEDOR</text:p>
          </table:table-cell>
          <table:table-cell table:style-name="Tabla4.A1" office:value-type="string">
            <text:p text:style-name="P5">FIRMA DEPT. ADQUISICIONES</text:p>
          </table:table-cell>
          <table:table-cell table:style-name="Tabla4.C1" office:value-type="string">
            <text:p text:style-name="P5">SOLICITANTE</text:p>
            <text:p text:style-name="P5"/>
            <text:p text:style-name="P6">[[ o.solicitant_id.name or '' ]] [[ o.solicitant_id.complete_name or '' ]]</text:p>
            <text:p text:style-name="P5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elvetica" fo:font-size="9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Helvetica" fo:font-size="9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" fo:font-family="Helvetica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="none" text:number-lines="false" text:line-number="0" style:join-border="false"/>
      <style:text-properties fo:font-size="6pt" style:font-size-asian="6pt" style:font-size-complex="6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" style:display-name="terp_tblheader_General" style:family="paragraph" style:parent-style-name="terp_5f_header" style:class="text">
      <style:paragraph-properties fo:margin-top="0.212cm" fo:margin-bottom="0.212cm" style:contextual-spacing="false"/>
      <style:text-properties fo:font-size="8pt" style:font-size-asian="14.5pt" style:font-size-complex="14.5pt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212cm" fo:margin-bottom="0.212cm" style:contextual-spacing="false" style:page-number="auto"/>
      <style:text-properties fo:font-size="9pt" style:font-size-asian="14.5pt" style:font-size-complex="14.5pt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Bold_5f_9_5f_Right" style:display-name="terp_default_Bold_9_Right" style:family="paragraph" style:parent-style-name="terp_5f_default_5f_Bold_5f_9">
      <style:paragraph-properties fo:text-align="end" style:justify-single-word="false"/>
    </style:style>
    <style:style style:name="terp_5f_default_5f_8_5f_Italic" style:display-name="terp_default_8_Italic" style:family="paragraph" style:parent-style-name="terp_5f_default_5f_8">
      <style:text-properties fo:font-style="italic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0.64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6-09-04T10:59:43</meta:creation-date>
    <dc:date>2015-11-10T20:13:14.143700835</dc:date>
    <meta:editing-cycles>308</meta:editing-cycles>
    <meta:editing-duration>PT21H23M53S</meta:editing-duration>
    <meta:document-statistic meta:table-count="5" meta:image-count="0" meta:object-count="0" meta:page-count="1" meta:paragraph-count="41" meta:word-count="169" meta:character-count="1311" meta:non-whitespace-character-count="1176"/>
    <meta:user-defined meta:name="Info 1">http://localhost:8069</meta:user-defined>
    <meta:user-defined meta:name="Info 2">admin</meta:user-defined>
    <meta:user-defined meta:name="Info 3">394</meta:user-defined>
    <meta:user-defined meta:name="Info 4">purchase.order</meta:user-defined>
  </office:meta>
</office:document-meta>
</file>